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1B47F92987C4DA9912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5.25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6.25cm"/>
      <style:paragraph-properties style:writing-mode="lr-tb"/>
    </style:style>
    <style:style style:name="gr5" style:family="graphic" style:parent-style-name="standard">
      <style:graphic-properties draw:stroke="none" draw:fill="none" draw:fill-color="#ffffff" loext:fill-use-slide-background="false" draw:textarea-horizontal-align="justify" draw:textarea-vertical-align="middle" draw:auto-grow-height="false" fo:min-height="0.5cm" fo:min-width="1.75cm"/>
    </style:style>
    <style:style style:name="P1" style:family="paragraph">
      <style:paragraph-properties fo:text-align="center"/>
    </style:style>
    <style:style style:name="P2" style:family="paragraph">
      <style:text-properties style:font-name="Helvetica" fo:font-size="26pt"/>
    </style:style>
    <style:style style:name="P3" style:family="paragraph">
      <loext:graphic-properties draw:fill="none" draw:fill-color="#ffffff"/>
      <style:text-properties style:font-name="Helvetica" fo:font-size="26pt"/>
    </style:style>
    <style:style style:name="P4" style:family="paragraph">
      <style:paragraph-properties fo:text-align="start"/>
      <style:text-properties style:font-name="Helvetica"/>
    </style:style>
    <style:style style:name="P5" style:family="paragraph">
      <loext:graphic-properties draw:fill-color="#ffffff"/>
      <style:paragraph-properties fo:text-align="start"/>
      <style:text-properties style:font-name="Helvetica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Helvetic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477cm" svg:height="7.613cm" svg:x="4.25cm" svg:y="6.137cm">
          <draw:image xlink:href="Pictures/1000000100000258000001B47F92987C4DA99128.png" xlink:type="simple" xlink:show="embed" xlink:actuate="onLoad" draw:mime-type="image/png">
            <text:p/>
          </draw:image>
        </draw:frame>
        <draw:frame draw:style-name="gr2" draw:text-style-name="P3" draw:layer="layout" svg:width="9.5cm" svg:height="1.276cm" svg:x="8.75cm" svg:y="4.224cm">
          <draw:text-box>
            <text:p text:style-name="P2"><text:span text:style-name="T1">PIC32MX274F256D</text:span></text:p>
          </draw:text-box>
        </draw:frame>
        <draw:custom-shape draw:style-name="gr3" draw:text-style-name="P5" draw:layer="layout" svg:width="5.75cm" svg:height="1.25cm" svg:x="14.25cm" svg:y="7.5cm">
          <text:p text:style-name="P4">UART<text:tab/>:<text:tab/>2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75cm" svg:height="1.25cm" svg:x="14.25cm" svg:y="9cm">
          <text:p text:style-name="P4">SPI/i2C<text:tab/>:<text:tab/>2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75cm" svg:height="1.25cm" svg:x="14.25cm" svg:y="10.5cm">
          <text:p text:style-name="P4">Ext. Int.<text:tab/>:<text:tab/>5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75cm" svg:height="1.25cm" svg:x="14.25cm" svg:y="12cm">
          <text:p text:style-name="P4">Timers<text:tab/>:<text:tab/>5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75cm" svg:height="1.25cm" svg:x="20.25cm" svg:y="6cm">
          <text:p text:style-name="P4">Fsys<text:tab/>:<text:tab/>72 MHZ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75cm" svg:height="1.25cm" svg:x="14.25cm" svg:y="6cm">
          <text:p text:style-name="P4">PINS<text:tab/>:<text:tab/>44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75cm" svg:height="1.25cm" svg:x="20.25cm" svg:y="7.5cm">
          <text:p text:style-name="P4">Cons.<text:tab/>:<text:tab/>25 m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5cm" svg:height="0.75cm" svg:x="25.25cm" svg:y="11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10:24:57.689000000</meta:creation-date>
    <dc:date>2023-08-08T10:46:16.083000000</dc:date>
    <meta:editing-duration>PT21M16S</meta:editing-duration>
    <meta:editing-cycles>5</meta:editing-cycles>
    <meta:generator>LibreOffice/7.4.7.2$Windows_X86_64 LibreOffice_project/723314e595e8007d3cf785c16538505a1c878ca5</meta:generator>
    <meta:document-statistic meta:object-count="10"/>
  </office:meta>
</office:document-meta>
</file>